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1.625in"/>
    </style:style>
    <style:style style:name="TableColumn6" style:family="table-column">
      <style:table-column-properties style:column-width="2.5625in"/>
    </style:style>
    <style:style style:name="TableColumn7" style:family="table-column">
      <style:table-column-properties style:column-width="1.0284in"/>
    </style:style>
    <style:style style:name="Table2" style:family="table">
      <style:table-properties style:width="9.0854in" fo:margin-left="0.0645in" table:align="left"/>
    </style:style>
    <style:style style:name="TableRow8" style:family="table-row">
      <style:table-row-properties style:min-row-height="0.4701in"/>
    </style:style>
    <style:style style:name="TableCell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4" style:family="table-row">
      <style:table-row-properties style:min-row-height="0.4451in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9" style:family="table-row">
      <style:table-row-properties style:min-row-height="0.2083in"/>
    </style:style>
    <style:style style:name="TableCell1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5" style:family="table-row">
      <style:table-row-properties style:min-row-height="0.2083in"/>
    </style:style>
    <style:style style:name="TableCell1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fo:text-align="center" fo:margin-bottom="0in" fo:line-height="100%"/>
    </style:style>
    <style:style style:name="T171" style:parent-style-name="DefaultParagraphFont" style:family="text">
      <style:text-properties style:font-name-asian="Times New Roman" style:font-name-complex="Calibri" fo:font-weight="bold" style:font-weight-asian="bold" fo:color="#FF0000"/>
    </style:style>
    <style:style style:name="TableCell1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0" style:family="table-cell">
      <style:table-cell-properties fo:border="0.0069in solid #000000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4" style:family="table-row">
      <style:table-row-properties style:min-row-height="0.2083in"/>
    </style:style>
    <style:style style:name="TableCell2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6" style:parent-style-name="Normal" style:family="paragraph">
      <style:paragraph-properties fo:margin-bottom="0in" fo:line-height="100%"/>
    </style:style>
    <style:style style:name="P217" style:parent-style-name="Normal" style:family="paragraph">
      <style:paragraph-properties fo:margin-bottom="0in" fo:line-height="100%">
        <style:tab-stops>
          <style:tab-stop style:type="center" style:position="0.9534in"/>
        </style:tab-stops>
      </style:paragraph-properties>
    </style:style>
    <style:style style:name="TableCell2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6" style:family="table-row">
      <style:table-row-properties style:min-row-height="0.2083in"/>
    </style:style>
    <style:style style:name="TableCell2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6" style:family="table-cell">
      <style:table-cell-properties fo:border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8" style:family="table-row">
      <style:table-row-properties style:min-row-height="0.2083in"/>
    </style:style>
    <style:style style:name="TableCell2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0" style:parent-style-name="Normal" style:family="paragraph">
      <style:paragraph-properties fo:margin-bottom="0in" fo:line-height="100%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8" style:family="table-cell">
      <style:table-cell-properties fo:border="0.0069in solid #000000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0" style:family="table-row">
      <style:table-row-properties style:min-row-height="0.2083in"/>
    </style:style>
    <style:style style:name="TableCell2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/>
          </table:table-cell>
          <table:table-cell table:style-name="TableCell14">
            <text:p text:style-name="P15">Zhao,<text:s/>2017<text:s/></text:p>
            <text:p text:style-name="P16"><text:span text:style-name="T17">PMID<text:s/></text:span><text:a xlink:href="https://pubmed.gov/29279934" office:target-frame-name="_top" xlink:show="replace"><text:span text:style-name="T18">29279934</text:span></text:a>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BEST-D<text:s/>(Hin), 2017</text:p>
            <text:p text:style-name="P26">PMID<text:s/><text:a xlink:href="https://pubmed.gov/27986983" office:target-frame-name="_top" xlink:show="replace"><text:span text:style-name="Hyperlink">27986983</text:span></text:a></text:p>
          </table:table-cell>
          <table:table-cell table:style-name="TableCell27">
            <text:p text:style-name="P28"/>
          </table:table-cell>
          <table:table-cell table:style-name="TableCell29">
            <text:p text:style-name="P30">Yes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DEX<text:s/>(Uusi-Rasi), 2015</text:p>
            <text:p text:style-name="P38">PMID<text:s/><text:a xlink:href="https://pubmed.gov/25799402" office:target-frame-name="_top" xlink:show="replace"><text:span text:style-name="Hyperlink">25799402</text:span></text:a></text:p>
          </table:table-cell>
          <table:table-cell table:style-name="TableCell39">
            <text:p text:style-name="P40"/>
          </table:table-cell>
          <table:table-cell table:style-name="TableCell41">
            <text:p text:style-name="P42">Yes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Hansen, 2015</text:p>
            <text:p text:style-name="P50">PMID<text:s/><text:a xlink:href="https://pubmed.gov/26237520" office:target-frame-name="_top" xlink:show="replace"><text:span text:style-name="Hyperlink">26237520</text:span></text:a>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VitaDIAL<text:s/>(Massart), 2014</text:p>
            <text:p text:style-name="P62">PMID<text:s/><text:a xlink:href="https://pubmed.gov/24856872" office:target-frame-name="_top" xlink:show="replace"><text:span text:style-name="Hyperlink">24856872</text:span></text:a></text:p>
          </table:table-cell>
          <table:table-cell table:style-name="TableCell63">
            <text:p text:style-name="P64"/>
          </table:table-cell>
          <table:table-cell table:style-name="TableCell65">
            <text:p text:style-name="P66">Yes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VitaDISH<text:s/>(Witham), 2013<text:line-break/>PMID<text:s/><text:a xlink:href="https://pubmed.gov/23939263" office:target-frame-name="_top" xlink:show="replace"><text:span text:style-name="Hyperlink">23939263</text:span></text:a></text:p>
          </table:table-cell>
          <table:table-cell table:style-name="TableCell74">
            <text:p text:style-name="P75"/>
          </table:table-cell>
          <table:table-cell table:style-name="TableCell76">
            <text:p text:style-name="P77">Yes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TIDE<text:s/>(Punthakee), 2012</text:p>
            <text:p text:style-name="P85">PMID<text:s/><text:a xlink:href="https://pubmed.gov/22038523" office:target-frame-name="_top" xlink:show="replace"><text:span text:style-name="Hyperlink">22038523</text:span></text:a></text:p>
          </table:table-cell>
          <table:table-cell table:style-name="TableCell86">
            <text:p text:style-name="P87"/>
          </table:table-cell>
          <table:table-cell table:style-name="TableCell88">
            <text:p text:style-name="P89">Yes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Glendenning, 2012<text:line-break/>PMID<text:s/><text:a xlink:href="https://pubmed.gov/21956713" office:target-frame-name="_top" xlink:show="replace"><text:span text:style-name="Hyperlink">21956713</text:span></text:a></text:p>
          </table:table-cell>
          <table:table-cell table:style-name="TableCell97">
            <text:p text:style-name="P98"/>
          </table:table-cell>
          <table:table-cell table:style-name="TableCell99">
            <text:p text:style-name="P100">Yes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Mitri, 2011</text:p>
            <text:p text:style-name="P108">PMID<text:s/><text:a xlink:href="https://pubmed.gov/21715514" office:target-frame-name="_top" xlink:show="replace"><text:span text:style-name="Hyperlink">21715514</text:span></text:a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Yes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Vital D<text:s/>(SANDERS), 2010</text:p>
            <text:p text:style-name="P120">PMID<text:s/><text:a xlink:href="https://pubmed.gov/20460620" office:target-frame-name="_top" xlink:show="replace"><text:span text:style-name="Hyperlink">20460620</text:span></text:a></text:p>
          </table:table-cell>
          <table:table-cell table:style-name="TableCell121">
            <text:p text:style-name="P122">Yes</text:p>
          </table:table-cell>
          <table:table-cell table:style-name="TableCell123">
            <text:p text:style-name="P124">Yes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Lyons, 2007</text:p>
            <text:p text:style-name="P132">PMID<text:s/><text:a xlink:href="https://pubmed.gov/17473911" office:target-frame-name="_top" xlink:show="replace"><text:span text:style-name="Hyperlink">17473911</text:span></text:a>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Law, 2006</text:p>
            <text:p text:style-name="P144">PMID<text:s/><text:a xlink:href="https://pubmed.gov/16641143" office:target-frame-name="_top" xlink:show="replace"><text:span text:style-name="Hyperlink">16641143</text:span></text:a>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ECORD<text:s/>(Grant),<text:s/>2005</text:p>
            <text:p text:style-name="P156">PMID<text:s/><text:a xlink:href="https://pubmed.gov/15885294" office:target-frame-name="_top" xlink:show="replace"><text:span text:style-name="Hyperlink">15885294</text:span></text:a></text:p>
          </table:table-cell>
          <table:table-cell table:style-name="TableCell157">
            <text:p text:style-name="P158">Yes</text:p>
          </table:table-cell>
          <table:table-cell table:style-name="TableCell159">
            <text:p text:style-name="P160">Yes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ext:soft-page-break/>
        <table:table-row table:style-name="TableRow165">
          <table:table-cell table:style-name="TableCell166">
            <text:p text:style-name="P167">Avenell, 2004</text:p>
            <text:p text:style-name="P168">PMID<text:s/><text:a xlink:href="https://pubmed.gov/16279289" office:target-frame-name="_top" xlink:show="replace"><text:span text:style-name="Hyperlink">16279289</text:span></text:a></text:p>
          </table:table-cell>
          <table:table-cell table:style-name="TableCell169">
            <text:p text:style-name="P170"><text:span text:style-name="T171">??</text:span></text:p>
          </table:table-cell>
          <table:table-cell table:style-name="TableCell172">
            <text:p text:style-name="P173">Yes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NONOF (Harwood), 2004</text:p>
            <text:p text:style-name="P181">PMID<text:s/><text:a xlink:href="https://pubmed.gov/14695863" office:target-frame-name="_top" xlink:show="replace"><text:span text:style-name="Hyperlink">14695863</text:span></text:a>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>Yes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Trivedi, 2003</text:p>
            <text:p text:style-name="P193">PMID<text:s/><text:a xlink:href="https://pubmed.gov/12609940" office:target-frame-name="_top" xlink:show="replace"><text:span text:style-name="Hyperlink">12609940</text:span></text:a></text:p>
          </table:table-cell>
          <table:table-cell table:style-name="TableCell194">
            <text:p text:style-name="P195">Yes</text:p>
          </table:table-cell>
          <table:table-cell table:style-name="TableCell196">
            <text:p text:style-name="P197">Yes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Chapuy, 2002</text:p>
            <text:p text:style-name="P205">PMID<text:s/><text:a xlink:href="https://pubmed.gov/11991447" office:target-frame-name="_top" xlink:show="replace"><text:span text:style-name="Hyperlink">11991447</text:span></text:a></text:p>
          </table:table-cell>
          <table:table-cell table:style-name="TableCell206">
            <text:p text:style-name="P207">Yes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Lips, 1996</text:p>
            <text:p text:style-name="P217">PMID<text:s/><text:a xlink:href="https://pubmed.gov/8554248" office:target-frame-name="_top" xlink:show="replace"><text:span text:style-name="Hyperlink">8554248</text:span></text:a></text:p>
          </table:table-cell>
          <table:table-cell table:style-name="TableCell218">
            <text:p text:style-name="P219">Yes</text:p>
          </table:table-cell>
          <table:table-cell table:style-name="TableCell220">
            <text:p text:style-name="P221">Yes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Chapuy, 1992</text:p>
            <text:p text:style-name="P229">PMID<text:s/><text:a xlink:href="https://pubmed.gov/1331788,8173430" office:target-frame-name="_top" xlink:show="replace"><text:span text:style-name="Hyperlink">1331788,8173430</text:span></text:a></text:p>
          </table:table-cell>
          <table:table-cell table:style-name="TableCell230">
            <text:p text:style-name="P231">Yes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Inkovaara, 1983</text:p>
            <text:p text:style-name="P241">PMID<text:s/><text:a xlink:href="https://pubmed.gov/28695804" office:target-frame-name="_top" xlink:show="replace"><text:span text:style-name="Hyperlink">28695804</text:span></text:a></text:p>
          </table:table-cell>
          <table:table-cell table:style-name="TableCell242">
            <text:p text:style-name="P243">No. Does not report vitamin D levels</text:p>
          </table:table-cell>
          <table:table-cell table:style-name="TableCell244">
            <text:p text:style-name="P245">Yes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8-01-08T05:12:00Z</dc:date>
    <meta:print-date>2018-01-08T05:11:00Z</meta:print-date>
    <meta:template xlink:href="Normal.dotm" xlink:type="simple"/>
    <meta:editing-cycles>61</meta:editing-cycles>
    <meta:editing-duration>PT6780S</meta:editing-duration>
    <meta:document-statistic meta:page-count="2" meta:paragraph-count="3" meta:word-count="266" meta:character-count="1785" meta:row-count="12" meta:non-whitespace-character-count="1522"/>
  </office:meta>
</office:document-meta>
</file>